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9bd5" officeooo:paragraph-rsid="00039b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,</text:p>
      <text:p text:style-name="P1">I am Vanch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6T16:05:06.132000000</dc:date>
    <meta:editing-duration>PT28S</meta:editing-duration>
    <meta:editing-cycles>1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2" meta:word-count="4" meta:character-count="17" meta:non-whitespace-character-count="15"/>
  </office:meta>
</office:document-meta>
</file>